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AGROPECUARIA LOS ESPINOS SAC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LOS ESPINOS SAC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RAFAEL RODRIGUEZ ANDRES AVELIN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6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28181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6T20:58:2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